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19f3af" officeooo:paragraph-rsid="0019f3af"/>
    </style:style>
    <style:style style:name="P2" style:family="paragraph" style:parent-style-name="Standard">
      <style:text-properties officeooo:rsid="001a0858" officeooo:paragraph-rsid="001a0858"/>
    </style:style>
    <style:style style:name="P3" style:family="paragraph" style:parent-style-name="Standard">
      <style:text-properties officeooo:rsid="001a0858" officeooo:paragraph-rsid="001ed73b"/>
    </style:style>
    <style:style style:name="P4" style:family="paragraph" style:parent-style-name="Standard">
      <style:text-properties officeooo:rsid="001a0fc9" officeooo:paragraph-rsid="001b73cd"/>
    </style:style>
    <style:style style:name="P5" style:family="paragraph" style:parent-style-name="Standard">
      <style:paragraph-properties fo:text-align="center" style:justify-single-word="false"/>
      <style:text-properties officeooo:rsid="001a0fc9" officeooo:paragraph-rsid="001a0fc9"/>
    </style:style>
    <style:style style:name="P6" style:family="paragraph" style:parent-style-name="Standard">
      <style:text-properties fo:font-style="normal" style:text-underline-style="none" officeooo:rsid="001a0fc9" officeooo:paragraph-rsid="001a0fc9" style:font-style-asian="normal" style:font-style-complex="normal"/>
    </style:style>
    <style:style style:name="P7" style:family="paragraph" style:parent-style-name="Standard">
      <style:text-properties fo:font-style="normal" style:text-underline-style="none" fo:font-weight="normal" officeooo:rsid="001b73cd" officeooo:paragraph-rsid="001b73cd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tyle="italic" style:text-underline-style="none" fo:font-weight="normal" officeooo:rsid="001b73cd" officeooo:paragraph-rsid="001b73cd" style:font-style-asian="italic" style:font-weight-asian="normal" style:font-style-complex="italic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tyle="italic" style:text-underline-style="none" fo:font-weight="normal" officeooo:rsid="001b73cd" officeooo:paragraph-rsid="001ed73b" style:font-style-asian="italic" style:font-weight-asian="normal" style:font-style-complex="italic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ize="14pt" fo:font-weight="bold" officeooo:rsid="0019f3af" officeooo:paragraph-rsid="0019f3af" style:font-size-asian="14pt" style:font-weight-asian="bold" style:font-size-complex="14pt" style:font-weight-complex="bold"/>
    </style:style>
    <style:style style:name="P11" style:family="paragraph" style:parent-style-name="Standard" style:list-style-name="L1">
      <style:text-properties fo:font-weight="bold" officeooo:rsid="0019f3af" officeooo:paragraph-rsid="001ed73b" style:font-weight-asian="bold" style:font-weight-complex="bold"/>
    </style:style>
    <style:style style:name="P12" style:family="paragraph" style:parent-style-name="Standard" style:list-style-name="L1">
      <style:text-properties fo:font-weight="bold" officeooo:rsid="0019f3af" officeooo:paragraph-rsid="0019f3af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weight="bold" officeooo:rsid="001b73cd" officeooo:paragraph-rsid="001b73cd" style:font-weight-asian="bold" style:font-weight-complex="bold"/>
    </style:style>
    <style:style style:name="P14" style:family="paragraph" style:parent-style-name="Standard" style:list-style-name="L1">
      <style:text-properties officeooo:rsid="0019f3af" officeooo:paragraph-rsid="0019f3af"/>
    </style:style>
    <style:style style:name="P15" style:family="paragraph" style:parent-style-name="Standard">
      <style:text-properties fo:font-style="normal" style:text-underline-style="solid" style:text-underline-width="auto" style:text-underline-color="font-color" fo:font-weight="normal" officeooo:rsid="0020e831" officeooo:paragraph-rsid="0020e831" style:font-style-asian="normal" style:font-weight-asian="normal" style:font-style-complex="normal" style:font-weight-complex="normal"/>
    </style:style>
    <style:style style:name="P16" style:family="paragraph" style:parent-style-name="Standard" style:list-style-name="L2">
      <style:paragraph-properties fo:text-align="start" style:justify-single-word="false"/>
      <style:text-properties fo:font-style="normal" officeooo:rsid="001cc08a" officeooo:paragraph-rsid="001cc08a" style:font-style-asian="normal" style:font-style-complex="normal"/>
    </style:style>
    <style:style style:name="P17" style:family="paragraph" style:parent-style-name="Standard" style:list-style-name="L2">
      <style:paragraph-properties fo:text-align="start" style:justify-single-word="false"/>
      <style:text-properties fo:font-style="normal" style:text-underline-style="none" fo:font-weight="normal" officeooo:rsid="001cc08a" officeooo:paragraph-rsid="001cc08a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fo:font-style="normal" style:text-underline-style="none" fo:font-weight="normal" officeooo:rsid="001b73cd" officeooo:paragraph-rsid="001b73cd" style:font-style-asian="normal" style:font-weight-asian="normal" style:font-style-complex="normal" style:font-weight-complex="normal"/>
    </style:style>
    <style:style style:name="P19" style:family="paragraph" style:parent-style-name="Standard" style:list-style-name="L2">
      <style:paragraph-properties fo:text-align="start" style:justify-single-word="false"/>
      <style:text-properties officeooo:rsid="001cc08a" officeooo:paragraph-rsid="001cc08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none" fo:font-weight="normal" officeooo:rsid="001b73cd" style:font-weight-asian="normal" style:font-weight-complex="normal"/>
    </style:style>
    <style:style style:name="T3" style:family="text">
      <style:text-properties style:text-underline-style="none" fo:font-weight="normal" officeooo:rsid="001ed73b" style:font-weight-asian="normal" style:font-weight-complex="normal"/>
    </style:style>
    <style:style style:name="T4" style:family="text">
      <style:text-properties fo:font-style="italic" style:text-underline-style="none" style:font-style-asian="italic" style:font-style-complex="italic"/>
    </style:style>
    <style:style style:name="T5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6" style:family="text">
      <style:text-properties fo:font-style="italic" style:text-underline-style="none" fo:font-weight="normal" officeooo:rsid="001b757a" style:font-style-asian="italic" style:font-weight-asian="normal" style:font-style-complex="italic" style:font-weight-complex="normal"/>
    </style:style>
    <style:style style:name="T7" style:family="text">
      <style:text-properties fo:font-style="italic" style:text-underline-style="none" fo:font-weight="normal" officeooo:rsid="001b73cd" style:font-style-asian="italic" style:font-weight-asian="normal" style:font-style-complex="italic" style:font-weight-complex="normal"/>
    </style:style>
    <style:style style:name="T8" style:family="text">
      <style:text-properties fo:font-style="normal" style:text-underline-style="none" style:font-style-asian="normal" style:font-style-complex="normal"/>
    </style:style>
    <style:style style:name="T9" style:family="text">
      <style:text-properties fo:font-style="normal" style:text-underline-style="none" officeooo:rsid="001a0fc9" style:font-style-asian="normal" style:font-style-complex="normal"/>
    </style:style>
    <style:style style:name="T10" style:family="text">
      <style:text-properties fo:font-style="normal" style:text-underline-style="none" officeooo:rsid="001b73cd" style:font-style-asian="normal" style:font-style-complex="normal"/>
    </style:style>
    <style:style style:name="T11" style:family="text">
      <style:text-properties fo:font-style="normal" style:text-underline-style="none" officeooo:rsid="001cc08a" style:font-style-asian="normal" style:font-style-complex="normal"/>
    </style:style>
    <style:style style:name="T12" style:family="text">
      <style:text-properties fo:font-style="normal" style:text-underline-style="none" officeooo:rsid="0022c94d" style:font-style-asian="normal" style:font-style-complex="normal"/>
    </style:style>
    <style:style style:name="T13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4" style:family="text">
      <style:text-properties fo:font-style="normal" style:text-underline-style="none" fo:font-weight="normal" officeooo:rsid="001b757a" style:font-style-asian="normal" style:font-weight-asian="normal" style:font-style-complex="normal" style:font-weight-complex="normal"/>
    </style:style>
    <style:style style:name="T15" style:family="text">
      <style:text-properties fo:font-style="normal" style:text-underline-style="none" fo:font-weight="normal" officeooo:rsid="001b73cd" style:font-style-asian="normal" style:font-weight-asian="normal" style:font-style-complex="normal" style:font-weight-complex="normal"/>
    </style:style>
    <style:style style:name="T16" style:family="text">
      <style:text-properties fo:font-style="normal" style:text-underline-style="none" fo:font-weight="normal" officeooo:rsid="001ed73b" style:font-style-asian="normal" style:font-weight-asian="normal" style:font-style-complex="normal" style:font-weight-complex="normal"/>
    </style:style>
    <style:style style:name="T17" style:family="text">
      <style:text-properties officeooo:rsid="0019f3af"/>
    </style:style>
    <style:style style:name="T18" style:family="text">
      <style:text-properties officeooo:rsid="001ed73b"/>
    </style:style>
    <style:style style:name="T19" style:family="text">
      <style:text-properties officeooo:rsid="00209897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The computation of the proportion of the plateau reached.</text:p>
      <text:p text:style-name="P1"/>
      <text:p text:style-name="P3"><text:tab/>This computation answer<text:span text:style-name="T19">s</text:span> whether if the curve come close to the plataeu OD during the experiment.<text:span text:style-name="T17">The computation of the plateau reach depends on: </text:span></text:p>
      <text:list xml:id="list5624557472061822682" text:style-name="L1">
        <text:list-item>
          <text:p text:style-name="P11">fitted.data.set: fitted.wells (Data of wells after the fitting process). For more information, see Fitted.wells.odt for documentation of how fitted.wells object is made.</text:p>
        </text:list-item>
        <text:list-item>
          <text:p text:style-name="P12">The cutoff value </text:p>
        </text:list-item>
        <text:list-item>
          <text:p text:style-name="P14"><text:span text:style-name="T1">unlog</text:span>: Whether OD values should be returned on the linear scale instead of log-transformed scale.</text:p>
        </text:list-item>
      </text:list>
      <text:p text:style-name="P1"/>
      <text:p text:style-name="P2"><text:tab/>First, the plateau OD from fitted parameters are retrieved from the <text:span text:style-name="T4">fitted.well</text:span><text:span text:style-name="T8"> dataset. If the retrieved value is not numeric, </text:span><text:span text:style-name="T4">NA </text:span><text:span text:style-name="T8">is returned. Otherwise, base on the unlog, if the unlog value is set to false then the </text:span><text:span text:style-name="T9">plateau OD is the retrieved value. If the unlog value is set to true then the plateau OD is defined as:</text:span></text:p>
      <text:p text:style-name="P5"><text:span text:style-name="T8"><draw:frame draw:style-name="fr1" draw:name="Object1" text:anchor-type="as-char" svg:y="-0.172in" svg:width="1.2591in" svg:height="0.2201in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11">- where x is the retrieved value.</text:span></text:p>
      <text:p text:style-name="P6"/>
      <text:p text:style-name="P4"><text:span text:style-name="T8"><text:tab/>Second, OD at inoculation from fitted parameters is calculated. <text:s/></text:span><text:span text:style-name="T14">The well.eval function takes the fitted.data.set (fitted.well) as parameter and evaluates estimated OD at any timepoints. The ouput is evaluated using the equation and parameters from </text:span><text:span text:style-name="T6">fitted.well. </text:span><text:span text:style-name="T15">if the return value is NULL, then NA is returned. Otherwise, return a rounded value of:</text:span></text:p>
      <text:p text:style-name="P7"/>
      <text:p text:style-name="P13"><text:span text:style-name="T4">well.eval(fitted.well, 0) – const </text:span><text:span text:style-name="T8">where 0 is indicates the beginning of the experiment (t = 0).</text:span></text:p>
      <text:p text:style-name="P6"/>
      <text:p text:style-name="P4"><text:span text:style-name="T8"><text:tab/></text:span><text:span text:style-name="T12">F</text:span><text:span text:style-name="T8">inally, the OD at the end of experiment from fitted parameters is calculated. </text:span><text:span text:style-name="T10">Again, using the well.eval function </text:span><text:span text:style-name="T6">,</text:span><text:span text:style-name="T15"> </text:span><text:bookmark-start text:name="__DdeLink__108_452900156"/><text:span text:style-name="T15">if the return value is NULL, then NA is returned. Otherwise, return a rounded value of:</text:span><text:bookmark-end text:name="__DdeLink__108_452900156"/></text:p>
      <text:p text:style-name="P7"/>
      <text:p text:style-name="P13"><text:span text:style-name="T4">well.eval(fitted.well, max(times in fitted.well)) <text:s/>- const</text:span><text:span text:style-name="T8"> with unlog is the passed parameter.</text:span></text:p>
      <text:p text:style-name="P7"/>
      <text:p text:style-name="P7"><text:tab/>If final is not <text:span text:style-name="T18">NA</text:span> and the plateau OD is equals to the OD at the end of experiment, this function will return TRUE. Otherwise, return a TRUE if:</text:p>
      <text:p text:style-name="P7"/>
      <text:p text:style-name="P9"><draw:frame draw:style-name="fr1" draw:name="Object2" text:anchor-type="as-char" svg:y="-0.2598in" svg:width="0.7201in" svg:height="0.4236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7"/>
      <text:p text:style-name="P15">Where:</text:p>
      <text:list xml:id="list5915312950961212580" text:style-name="L2">
        <text:list-item>
          <text:p text:style-name="P19"><text:span text:style-name="T5">e</text:span><text:span text:style-name="T13"> </text:span><text:span text:style-name="T16">the</text:span><text:span text:style-name="T13"> </text:span><text:span text:style-name="T7">OD at the end of experiment</text:span></text:p>
        </text:list-item>
        <text:list-item>
          <text:p text:style-name="P16"><text:span text:style-name="T5">i</text:span><text:span text:style-name="T2"> </text:span><text:span text:style-name="T3">the </text:span><text:span text:style-name="T5">OD at inoculation</text:span></text:p>
        </text:list-item>
        <text:list-item>
          <text:p text:style-name="P17">p <text:span text:style-name="T18">the </text:span>plateau OD</text:p>
        </text:list-item>
        <text:list-item>
          <text:p text:style-name="P17">c <text:span text:style-name="T18">the</text:span> the cut off value</text:p>
        </text:list-item>
      </text:list>
      <text:p text:style-name="P8"/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nh </meta:initial-creator>
    <meta:creation-date>2014-04-21T11:27:28.784234908</meta:creation-date>
    <dc:date>2014-05-27T13:58:41.736600832</dc:date>
    <dc:creator>Minh </dc:creator>
    <meta:editing-duration>PT20M41S</meta:editing-duration>
    <meta:editing-cycles>7</meta:editing-cycles>
    <meta:generator>LibreOffice/4.1.3.2$Linux_X86_64 LibreOffice_project/410m0$Build-2</meta:generator>
    <meta:document-statistic meta:table-count="0" meta:image-count="0" meta:object-count="2" meta:page-count="1" meta:paragraph-count="18" meta:word-count="312" meta:character-count="1839" meta:non-whitespace-character-count="1541"/>
  </office:meta>
</office:document-meta>
</file>

<file path=Object 1/content.xml><?xml version="1.0" encoding="utf-8"?>
<math xmlns="http://www.w3.org/1998/Math/MathML">
  <semantics>
    <mrow>
      <mi mathvariant="italic">round</mi>
      <mrow>
        <mo stretchy="false">(</mo>
        <mrow>
          <mrow>
            <msup>
              <mi>e</mi>
              <mi>x</mi>
            </msup>
            <mo stretchy="false">−</mo>
            <mi mathvariant="italic">const</mi>
          </mrow>
        </mrow>
        <mo stretchy="false">)</mo>
      </mrow>
    </mrow>
    <annotation encoding="StarMath 5.0">round(e^x - const)
</annotation>
  </semantics>
</math>
</file>

<file path=Object 2/content.xml><?xml version="1.0" encoding="utf-8"?>
<math xmlns="http://www.w3.org/1998/Math/MathML">
  <semantics>
    <mrow>
      <mrow>
        <mfrac>
          <mrow>
            <mrow>
              <mo stretchy="false">(</mo>
              <mrow>
                <mrow>
                  <mi>e</mi>
                  <mo stretchy="false">−</mo>
                  <mi>i</mi>
                </mrow>
              </mrow>
              <mo stretchy="false">)</mo>
            </mrow>
          </mrow>
          <mrow>
            <mrow>
              <mo stretchy="false">(</mo>
              <mrow>
                <mrow>
                  <mi>p</mi>
                  <mo stretchy="false">−</mo>
                  <mi>i</mi>
                </mrow>
              </mrow>
              <mo stretchy="false">)</mo>
            </mrow>
          </mrow>
        </mfrac>
        <mo stretchy="false">&gt;</mo>
        <mi>c</mi>
      </mrow>
    </mrow>
    <annotation encoding="StarMath 5.0">{(e - i)} over {(p - i)} &gt; c

</annotation>
  </semantics>
</math>
</file>